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SubOptimal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4">
      <number:month number:style="long" number:textual="true"/>
    </number:date-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style:font-name="DejaVu Sans" fo:font-size="11pt" style:font-size-asian="11pt" style:font-size-complex="11pt"/>
    </style:style>
    <style:style style:name="ce19" style:family="table-cell" style:parent-style-name="Default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4">
      <style:table-cell-properties fo:background-color="#cd7f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28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 style:data-style-name="N128">
      <style:text-properties style:font-name="DejaVu Sans" fo:font-size="11pt" style:font-size-asian="11pt" style:font-size-complex="11pt"/>
    </style:style>
    <style:style style:name="ce25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4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34">
      <style:table-cell-properties fo:background-color="#f1c23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34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34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">
      <style:text-properties style:font-name="DejaVu Sans" fo:font-size="11pt" style:font-size-asian="11pt" style:font-size-complex="11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rank Dietrich" table:style-name="ta1">
        <office:forms form:automatic-focus="false" form:apply-design-mode="false"/>
        <table:table-column table:style-name="co1" table:number-columns-repeated="10" table:default-cell-style-name="ce17"/>
        <table:table-column table:style-name="co1" table:visibility="collapse" table:default-cell-style-name="ce17"/>
        <table:table-column table:style-name="co1" table:number-columns-repeated="1013" table:default-cell-style-name="ce17"/>
        <table:table-row table:style-name="ro1">
          <table:table-cell table:style-name="Default"/>
          <table:table-cell table:style-name="ce15" office:value-type="string" calcext:value-type="string">
            <text:p>Push-ups for Jane Doe - Target Diamond Status</text:p>
          </table:table-cell>
          <table:table-cell table:style-name="ce18" table:number-columns-repeated="8"/>
          <table:table-cell table:style-name="ce29"/>
          <table:table-cell table:number-columns-repeated="1013"/>
        </table:table-row>
        <table:table-row table:style-name="ro1">
          <table:table-cell table:style-name="ce16"/>
          <table:table-cell table:style-name="ce19" office:value-type="string" calcext:value-type="string">
            <text:p>Bronze</text:p>
          </table:table-cell>
          <table:table-cell table:style-name="ce19"/>
          <table:table-cell table:style-name="ce25" office:value-type="string" calcext:value-type="string">
            <text:p>Silver</text:p>
          </table:table-cell>
          <table:table-cell table:style-name="ce25"/>
          <table:table-cell table:style-name="ce26" office:value-type="string" calcext:value-type="string">
            <text:p>Gold</text:p>
          </table:table-cell>
          <table:table-cell table:style-name="ce26"/>
          <table:table-cell table:style-name="ce27" office:value-type="string" calcext:value-type="string">
            <text:p>Platinum</text:p>
          </table:table-cell>
          <table:table-cell table:style-name="ce27"/>
          <table:table-cell table:style-name="ce28" office:value-type="string" calcext:value-type="string">
            <text:p>Diamond</text:p>
          </table:table-cell>
          <table:table-cell table:style-name="ce30"/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date" office:date-value="2018-10-01" calcext:value-type="date">
            <text:p>October</text:p>
          </table:table-cell>
          <table:table-cell table:style-name="ce5"/>
          <table:table-cell table:style-name="ce32" office:value-type="date" office:date-value="2018-11-01" calcext:value-type="date">
            <text:p>November</text:p>
          </table:table-cell>
          <table:table-cell table:style-name="ce32"/>
          <table:table-cell table:style-name="ce34" office:value-type="date" office:date-value="2018-12-01" calcext:value-type="date">
            <text:p>December</text:p>
          </table:table-cell>
          <table:table-cell table:style-name="ce34"/>
          <table:table-cell table:style-name="ce36" office:value-type="date" office:date-value="2019-01-01" calcext:value-type="date">
            <text:p>January</text:p>
          </table:table-cell>
          <table:table-cell table:style-name="ce36"/>
          <table:table-cell table:style-name="ce38" office:value-type="date" office:date-value="2019-02-01" calcext:value-type="date">
            <text:p>February</text:p>
          </table:table-cell>
          <table:table-cell table:style-name="ce41" office:value-type="date" office:date-value="2019-03-01" calcext:value-type="date">
            <text:p>2019/03/01</text:p>
          </table:table-cell>
          <table:table-cell table:style-name="ce28"/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6"/>
          <table:table-cell table:style-name="ce5" office:value-type="string" calcext:value-type="string">
            <text:p>push-ups</text:p>
          </table:table-cell>
          <table:table-cell table:style-name="ce5" office:value-type="string" calcext:value-type="string">
            <text:p>weight</text:p>
          </table:table-cell>
          <table:table-cell table:style-name="ce32" office:value-type="string" calcext:value-type="string">
            <text:p>push-ups</text:p>
          </table:table-cell>
          <table:table-cell table:style-name="ce32" office:value-type="string" calcext:value-type="string">
            <text:p>weight</text:p>
          </table:table-cell>
          <table:table-cell table:style-name="ce34" office:value-type="string" calcext:value-type="string">
            <text:p>push-ups</text:p>
          </table:table-cell>
          <table:table-cell table:style-name="ce34" office:value-type="string" calcext:value-type="string">
            <text:p>weight</text:p>
          </table:table-cell>
          <table:table-cell table:style-name="ce36" office:value-type="string" calcext:value-type="string">
            <text:p>push-ups</text:p>
          </table:table-cell>
          <table:table-cell table:style-name="ce36" office:value-type="string" calcext:value-type="string">
            <text:p>weight</text:p>
          </table:table-cell>
          <table:table-cell table:style-name="ce38" office:value-type="string" calcext:value-type="string">
            <text:p>push-ups</text:p>
          </table:table-cell>
          <table:table-cell table:style-name="ce41"/>
          <table:table-cell table:style-name="ce28" office:value-type="string" calcext:value-type="string">
            <text:p>weight</text:p>
          </table:table-cell>
          <table:table-cell table:style-name="ce16" table:number-columns-repeated="18"/>
          <table:table-cell table:number-columns-repeated="994"/>
        </table:table-row>
        <table:table-row table:style-name="ro1">
          <table:table-cell table:style-name="ce15" office:value-type="string" calcext:value-type="string">
            <text:p>Goal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/>
          <table:table-cell table:formula="of:=[.B5]+1000" office:value-type="float" office:value="2000" calcext:value-type="float">
            <text:p>2000</text:p>
          </table:table-cell>
          <table:table-cell/>
          <table:table-cell table:formula="of:=[.D5]+1000" office:value-type="float" office:value="3000" calcext:value-type="float">
            <text:p>3000</text:p>
          </table:table-cell>
          <table:table-cell/>
          <table:table-cell table:formula="of:=[.F5]+1000" office:value-type="float" office:value="4000" calcext:value-type="float">
            <text:p>4000</text:p>
          </table:table-cell>
          <table:table-cell/>
          <table:table-cell table:formula="of:=[.H5]+1000" office:value-type="float" office:value="5000" calcext:value-type="float">
            <text:p>500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one</text:p>
          </table:table-cell>
          <table:table-cell table:style-name="ce15" table:formula="of:=SUM([.B14:.B44])" office:value-type="float" office:value="0" calcext:value-type="float">
            <text:p>0</text:p>
          </table:table-cell>
          <table:table-cell table:style-name="ce15"/>
          <table:table-cell table:style-name="ce15" table:formula="of:=SUM([.D14:.D44])" office:value-type="float" office:value="0" calcext:value-type="float">
            <text:p>0</text:p>
          </table:table-cell>
          <table:table-cell table:style-name="ce15"/>
          <table:table-cell table:style-name="ce15" table:formula="of:=SUM([.F14:.F44])" office:value-type="float" office:value="0" calcext:value-type="float">
            <text:p>0</text:p>
          </table:table-cell>
          <table:table-cell table:style-name="ce15"/>
          <table:table-cell table:style-name="ce15" table:formula="of:=SUM([.H14:.H44])" office:value-type="float" office:value="0" calcext:value-type="float">
            <text:p>0</text:p>
          </table:table-cell>
          <table:table-cell table:style-name="ce15"/>
          <table:table-cell table:style-name="ce15" table:formula="of:=SUM([.J14:.J44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Average</text:p>
          </table:table-cell>
          <table:table-cell table:style-name="ce21" table:formula="of:=IF([.B$6]&gt;0; AVERAGEIF([.B$14:.B$44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D$6]&gt;0; AVERAGEIF([.D$14:.D$44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F$6]&gt;0; AVERAGEIF([.F$14:.F$44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H$6]&gt;0; AVERAGEIF([.H$14:.H$44]; &quot;&lt;&gt;0&quot;);&quot;N/A&quot;)" office:value-type="string" office:string-value="N/A" calcext:value-type="string">
            <text:p>N/A</text:p>
          </table:table-cell>
          <table:table-cell table:style-name="ce21"/>
          <table:table-cell table:style-name="ce21" table:formula="of:=IF([.J$6]&gt;0; AVERAGEIF([.J$14:.J$44]; &quot;&lt;&gt;0&quot;);&quot;N/A&quot;)" office:value-type="string" office:string-value="N/A" calcext:value-type="string">
            <text:p>N/A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Daily Target</text:p>
          </table:table-cell>
          <table:table-cell table:style-name="ce22" table:formula="of:=[.B5]/DAYS([.D3]; [.B3])" office:value-type="float" office:value="32.258064516129" calcext:value-type="float">
            <text:p>32.3</text:p>
          </table:table-cell>
          <table:table-cell table:style-name="ce22"/>
          <table:table-cell table:style-name="ce22" table:formula="of:=[.D5]/DAYS([.F3]; [.D3])" office:value-type="float" office:value="66.6666666666667" calcext:value-type="float">
            <text:p>66.7</text:p>
          </table:table-cell>
          <table:table-cell table:style-name="ce22"/>
          <table:table-cell table:style-name="ce22" table:formula="of:=[.F5]/DAYS([.H3]; [.F3])" office:value-type="float" office:value="96.7741935483871" calcext:value-type="float">
            <text:p>96.8</text:p>
          </table:table-cell>
          <table:table-cell table:style-name="ce22"/>
          <table:table-cell table:style-name="ce22" table:formula="of:=[.H5]/DAYS([.J3]; [.H3])" office:value-type="float" office:value="129.032258064516" calcext:value-type="float">
            <text:p>129.0</text:p>
          </table:table-cell>
          <table:table-cell table:style-name="ce22"/>
          <table:table-cell table:style-name="ce22" table:formula="of:=[.J5]/DAYS([.K3]; [.J3])" office:value-type="float" office:value="178.571428571429" calcext:value-type="float">
            <text:p>178.6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Remaining</text:p>
          </table:table-cell>
          <table:table-cell table:style-name="ce8" table:formula="of:=[.B5]-[.B6]" office:value-type="float" office:value="1000" calcext:value-type="float">
            <text:p>1000</text:p>
          </table:table-cell>
          <table:table-cell table:style-name="ce8"/>
          <table:table-cell table:style-name="ce8" table:formula="of:=[.D5]-[.D6]" office:value-type="float" office:value="2000" calcext:value-type="float">
            <text:p>2000</text:p>
          </table:table-cell>
          <table:table-cell table:style-name="ce8"/>
          <table:table-cell table:style-name="ce8" table:formula="of:=[.F5]-[.F6]" office:value-type="float" office:value="3000" calcext:value-type="float">
            <text:p>3000</text:p>
          </table:table-cell>
          <table:table-cell table:style-name="ce8"/>
          <table:table-cell table:style-name="ce8" table:formula="of:=[.H5]-[.H6]" office:value-type="float" office:value="4000" calcext:value-type="float">
            <text:p>4000</text:p>
          </table:table-cell>
          <table:table-cell table:style-name="ce8"/>
          <table:table-cell table:style-name="ce8" table:formula="of:=[.J5]-[.J6]" office:value-type="float" office:value="5000" calcext:value-type="float">
            <text:p>5000</text:p>
          </table:table-cell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/>
          <table:table-cell table:style-name="ce8" table:number-columns-repeated="9"/>
          <table:table-cell table:style-name="ce42" table:number-columns-repeated="2"/>
          <table:table-cell table:number-columns-repeated="1012"/>
        </table:table-row>
        <table:table-row table:style-name="ro1">
          <table:table-cell table:style-name="ce15" office:value-type="string" calcext:value-type="string">
            <text:p>Start kg</text:p>
          </table:table-cell>
          <table:table-cell table:style-name="ce23"/>
          <table:table-cell table:style-name="ce11" office:value-type="float" office:value="100" calcext:value-type="float">
            <text:p>100.0</text:p>
          </table:table-cell>
          <table:table-cell table:style-name="ce23"/>
          <table:table-cell table:style-name="ce23" table:formula="of:=[.C12]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E12])&gt;0;[.E12];&quot;N/A&quot;)" office:value-type="string" office:string-value="N/A" calcext:value-type="string">
            <text:p>N/A</text:p>
          </table:table-cell>
          <table:table-cell table:style-name="ce23"/>
          <table:table-cell table:style-name="ce23" table:formula="of:=IF(SUM([.G12])&gt;0;[.G12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23" table:formula="of:=IF(SUM([.J12])&gt;0;[.J12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Current kg</text:p>
          </table:table-cell>
          <table:table-cell table:style-name="ce23"/>
          <table:table-cell table:style-name="ce12" table:number-matrix-columns-spanned="1" table:number-matrix-rows-spanned="1" table:formula="of:=IF(SUM([.C14:.C44])=0;&quot;N/A&quot;;INDIRECT(ADDRESS(MAX(ROW([.C14:.C44])*([.C14:.C44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E14:.E44])=0;&quot;N/A&quot;;INDIRECT(ADDRESS(MAX(ROW([.E14:.E44])*([.E14:.E44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G14:.G44])=0;&quot;N/A&quot;;INDIRECT(ADDRESS(MAX(ROW([.G14:.G44])*([.G14:.G44]&gt;0));COLUMN())))" office:value-type="string" office:string-value="N/A" calcext:value-type="string">
            <text:p>N/A</text:p>
          </table:table-cell>
          <table:table-cell table:style-name="ce23"/>
          <table:table-cell table:style-name="ce12" table:number-matrix-columns-spanned="1" table:number-matrix-rows-spanned="1" table:formula="of:=IF(SUM([.I14:.I44])=0;&quot;N/A&quot;;INDIRECT(ADDRESS(MAX(ROW([.I14:.I44])*([.I14:.I44]&gt;0));COLUMN()))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2" table:number-matrix-columns-spanned="1" table:number-matrix-rows-spanned="1" table:formula="of:=IF(SUM([.L14:.L44])=0;&quot;N/A&quot;;INDIRECT(ADDRESS(MAX(ROW([.L14:.L44])*([.L14:.L44]&gt;0));COLUMN()))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string" calcext:value-type="string">
            <text:p>Difference</text:p>
          </table:table-cell>
          <table:table-cell table:style-name="ce23"/>
          <table:table-cell table:style-name="ce11" table:formula="of:=IF(SUM([.C12])&gt;0;[.C11]-[.C12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E12])&gt;0;[.E11]-[.E12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G12])&gt;0;[.G11]-[.G12];&quot;N/A&quot;)" office:value-type="string" office:string-value="N/A" calcext:value-type="string">
            <text:p>N/A</text:p>
          </table:table-cell>
          <table:table-cell table:style-name="ce23"/>
          <table:table-cell table:style-name="ce11" table:formula="of:=IF(SUM([.I12])&gt;0;[.I11]-[.I12];&quot;N/A&quot;)" office:value-type="string" office:string-value="N/A" calcext:value-type="string">
            <text:p>N/A</text:p>
          </table:table-cell>
          <table:table-cell table:style-name="ce23"/>
          <table:table-cell table:style-name="ce43"/>
          <table:table-cell table:style-name="ce11" table:formula="of:=IF(SUM([.L12])&gt;0;[.L11]-[.L12];&quot;N/A&quot;)" office:value-type="string" office:string-value="N/A" calcext:value-type="string">
            <text:p>N/A</text:p>
          </table:table-cell>
          <table:table-cell table:number-columns-repeated="1012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/>
          <table:table-cell table:style-name="ce14"/>
          <table:table-cell table:number-columns-repeated="1021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year number:style="long"/>
      <number:text>/</number:text>
      <number:month number:style="long"/>
      <number:text>/</number:text>
      <number:day number:style="long"/>
    </number:date-style>
    <number:number-style style:name="N127">
      <number:number number:decimal-places="1" loext:min-decimal-places="1" number:min-integer-digits="1"/>
    </number:number-style>
    <number:number-style style:name="N128P0" style:volatile="true">
      <number:number number:decimal-places="1" loext:min-decimal-places="1" number:min-integer-digits="1"/>
    </number:number-style>
    <number:number-style style:name="N128">
      <style:text-properties fo:color="#ff0000"/>
      <number:text>-</number:text>
      <number:number number:decimal-places="1" loext:min-decimal-places="1" number:min-integer-digits="1"/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21:22:47.196791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ubOptim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imilian_20_Kabutz" style:display-name="PageStyle_Maximilian Kabut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0-01T21:35:33.160886964</dc:date>
    <meta:editing-duration>PT51M11S</meta:editing-duration>
    <meta:editing-cycles>20</meta:editing-cycles>
    <meta:document-statistic meta:table-count="1" meta:cell-count="102" meta:object-count="0"/>
  </office:meta>
</office:document-meta>
</file>